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sumption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sumption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sumption_5f_2014.csv" style:display-name="PageStyle_D_Eurostat_Domestic_Biomass_Consumption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